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0972in" fo:line-height="115%"/>
      <style:text-properties style:font-name="Segoe UI" style:font-name-asian="Segoe UI" style:font-name-complex="Segoe UI" fo:font-size="11pt" style:font-size-asian="11pt"/>
    </style:style>
    <style:style style:name="P2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3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In this Text file please ONLY answer the following questions to contribute to Hacktoberfest 2021 and to make a Pull Request.</text:p>
      <text:p text:style-name="P2"/>
      <text:p text:style-name="P3">Note: These are very easy questions and for beginners in Open source community.</text:p>
      <text:p text:style-name="P4"/>
      <text:p text:style-name="P5">Q 1: What is<text:s/>JavaScript ?</text:p>
      <text:p text:style-name="P6">Ans:</text:p>
      <text:p text:style-name="P7">Q 2 : Print sum of 2 numbers using console.log().</text:p>
      <text:p text:style-name="P8">Ans:</text:p>
      <text:p text:style-name="P9">Q 4 : How many ways are there to declare variable in JavaScript ?</text:p>
      <text:p text:style-name="P10">Ans :</text:p>
      <text:p text:style-name="P11">Q 5: Declare a variable in javaScript using let.</text:p>
      <text:p text:style-name="P12">Ans:</text:p>
      <text:p text:style-name="P13">Q 6 : How to add <text:s/>single comment in JavaScript ?</text:p>
      <text:p text:style-name="P14">Ans:<text:s/>//This is a comment.</text:p>
      <text:p text:style-name="P15">Q 7: How to create an Array of integers in JavaScript ?</text:p>
      <text:p text:style-name="P16">Ans:</text:p>
      <text:p text:style-name="P17">Q 8: How many data types are there in JavaScript ?</text:p>
      <text:p text:style-name="P18">Ans: 5</text:p>
      <text:p text:style-name="P19">Q 9: Why are loops used for in any programming <text:s/>language ?</text:p>
      <text:p text:style-name="P20">Ans:</text:p>
      <text:p text:style-name="P21">Q 10: Name different types of Loops in JavaScript ?</text:p>
      <text:p text:style-name="P22">Ans:</text:p>
      <text:p text:style-name="P23">Q 11: How<text:s/>to declare for loop in JavaScript ?</text:p>
      <text:p text:style-name="P24">Ans:</text:p>
      <text:p text:style-name="P25">Q 12: How many ways can you print output in JavaScript?</text:p>
      <text:p text:style-name="P26">Ans:</text:p>
      <text:p text:style-name="P27">Q 13 : How to add Multi-Line Comments in JavaScript ?</text:p>
      <text:p text:style-name="P28">Ans:</text:p>
      <text:p text:style-name="P29">Q 14: <text:s/>How to select an element from HTML by ID using JavaScript ? <text:s/></text:p>
      <text:p text:style-name="P30">Ans :</text:p>
      <text:p text:style-name="P31">Q 15: <text:s/>Write down<text:s/>JavaScript comparison operators ?</text:p>
      <text:p text:style-name="P32">Ans :</text:p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20SW137</dc:creator>
    <meta:creation-date>2021-10-03T08:30:00Z</meta:creation-date>
    <dc:date>2021-10-03T08:34:00Z</dc:date>
    <meta:template xlink:href="Normal" xlink:type="simple"/>
    <meta:editing-cycles>3</meta:editing-cycles>
    <meta:editing-duration>PT360S</meta:editing-duration>
    <meta:document-statistic meta:page-count="1" meta:paragraph-count="2" meta:word-count="155" meta:character-count="1039" meta:row-count="7" meta:non-whitespace-character-count="886"/>
  </office:meta>
</office:document-meta>
</file>